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2.1 Kit”</text:p>
            <text:p text:style-name="P1">make.rrrf.org/oes-2.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10-30T11:10:29</dc:date>
    <dc:language>en-US</dc:language>
    <meta:editing-cycles>2</meta:editing-cycles>
    <meta:editing-duration>PT1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300" meta:character-count="2070"/>
  </office:meta>
</office:document-meta>
</file>